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75cm" fo:min-width="0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 draw:shadow="hidden" draw:shadow-offset-x="0.071cm" draw:shadow-offset-y="0.07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3cm" svg:height="1.574cm" draw:transform="rotate (-1.5707963267949) translate (2.523cm 0.5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034cm" svg:height="1.115cm" svg:x="1.302cm" svg:y="2.31cm">
          <draw:text-box>
            <text:p text:style-name="P2"><text:span text:style-name="T1">H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0:23:05.717903881</dc:date>
    <dc:creator>Gilles Mouchard</dc:creator>
    <meta:editing-duration>PT5H1M16S</meta:editing-duration>
    <meta:editing-cycles>22</meta:editing-cycles>
    <meta:generator>LibreOffice/6.1.5.2$Linux_X86_64 LibreOffice_project/10$Build-2</meta:generator>
    <meta:document-statistic meta:object-count="2"/>
  </office:meta>
</office:document-meta>
</file>